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.11667in" svg:y="0in" svg:width="6.69291in" svg:height="7.53819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23-10-22T18:32:00Z</meta:creation-date>
    <dc:date>2023-11-04T12:58:00Z</dc:date>
    <meta:template xlink:href="Normal" xlink:type="simple"/>
    <meta:editing-cycles>3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